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031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9.07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.746cm"/>
    </style:style>
    <style:style style:name="co7" style:family="table-column">
      <style:table-column-properties fo:break-before="auto" style:column-width="2.409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58cm"/>
    </style:style>
    <style:style style:name="co10" style:family="table-column">
      <style:table-column-properties fo:break-before="auto" style:column-width="1.85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6.133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800000"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ackground-color="transparent" style:rotation-angle="90"/>
      <style:paragraph-properties fo:text-align="start" fo:margin-left="0cm"/>
      <style:text-properties fo:color="#800000" style:font-name="Arial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0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ackground-color="transparent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12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2" table:default-cell-style-name="ce5"/>
        <table:table-column table:style-name="co2" table:number-columns-repeated="3" table:default-cell-style-name="ce8"/>
        <table:table-column table:style-name="co6" table:default-cell-style-name="ce8"/>
        <table:table-column table:style-name="co2" table:number-columns-repeated="2" table:default-cell-style-name="ce8"/>
        <table:table-column table:style-name="co7" table:default-cell-style-name="ce8"/>
        <table:table-column table:style-name="co2" table:number-columns-repeated="6" table:default-cell-style-name="ce8"/>
        <table:table-column table:style-name="co8" table:default-cell-style-name="ce8"/>
        <table:table-column table:style-name="co2" table:number-columns-repeated="6" table:default-cell-style-name="ce8"/>
        <table:table-column table:style-name="co9" table:default-cell-style-name="ce8"/>
        <table:table-column table:style-name="co2" table:default-cell-style-name="ce8"/>
        <table:table-column table:style-name="co10" table:default-cell-style-name="ce8"/>
        <table:table-column table:style-name="co2" table:number-columns-repeated="4" table:default-cell-style-name="ce8"/>
        <table:table-column table:style-name="co9" table:default-cell-style-name="ce8"/>
        <table:table-column table:style-name="co11" table:number-columns-repeated="986" table:default-cell-style-name="ce1"/>
        <table:table-row table:style-name="ro1">
          <table:table-cell office:value-type="string">
            <text:p># type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cmd</text:p>
          </table:table-cell>
          <table:table-cell table:style-name="ce2" office:value-type="string">
            <text:p>comment</text:p>
          </table:table-cell>
          <table:table-cell table:style-name="ce2" office:value-type="string">
            <text:p>msg type: 1=BROAD, 2=MM, 3=MS</text:p>
          </table:table-cell>
          <table:table-cell table:style-name="ce2" office:value-type="string">
            <text:p>ZZ</text:p>
          </table:table-cell>
          <table:table-cell table:style-name="ce2" office:value-type="string">
            <text:p>PBSB</text:p>
          </table:table-cell>
          <table:table-cell table:style-name="ce2" office:value-type="string">
            <text:p>NN</text:p>
          </table:table-cell>
          <table:table-cell table:style-name="ce2" office:value-type="string">
            <text:p>D1D2D3</text:p>
          </table:table-cell>
          <table:table-cell table:style-name="ce4" office:value-type="string">
            <text:p>elements</text:p>
          </table:table-cell>
          <table:table-cell table:style-name="ce6" office:value-type="string">
            <text:p>sub</text:p>
          </table:table-cell>
          <table:table-cell table:style-name="ce10" office:value-type="string">
            <text:p>position</text:p>
          </table:table-cell>
          <table:table-cell table:style-name="ce10" office:value-type="string">
            <text:p>datatype</text:p>
          </table:table-cell>
          <table:table-cell table:style-name="ce10" office:value-type="string">
            <text:p>factor</text:p>
          </table:table-cell>
          <table:table-cell table:style-name="ce10" office:value-type="string">
            <text:p>unit</text:p>
          </table:table-cell>
          <table:table-cell table:style-name="ce10" office:value-type="string">
            <text:p>valid</text:p>
          </table:table-cell>
          <table:table-cell table:style-name="ce10" office:value-type="string">
            <text:p>comment</text:p>
          </table:table-cell>
          <table:table-cell table:style-name="ce13" office:value-type="string">
            <text:p>sub</text:p>
          </table:table-cell>
          <table:table-cell table:style-name="ce13" office:value-type="string">
            <text:p>position</text:p>
          </table:table-cell>
          <table:table-cell table:style-name="ce13" office:value-type="string">
            <text:p>datatype</text:p>
          </table:table-cell>
          <table:table-cell table:style-name="ce13" office:value-type="string">
            <text:p>factor</text:p>
          </table:table-cell>
          <table:table-cell table:style-name="ce13" office:value-type="string">
            <text:p>unit</text:p>
          </table:table-cell>
          <table:table-cell table:style-name="ce13" office:value-type="string">
            <text:p>valid</text:p>
          </table:table-cell>
          <table:table-cell table:style-name="ce13" office:value-type="string">
            <text:p>comment</text:p>
          </table:table-cell>
          <table:table-cell table:style-name="ce10" office:value-type="string">
            <text:p>sub</text:p>
          </table:table-cell>
          <table:table-cell table:style-name="ce10" office:value-type="string">
            <text:p>position</text:p>
          </table:table-cell>
          <table:table-cell table:style-name="ce10" office:value-type="string">
            <text:p>datatype</text:p>
          </table:table-cell>
          <table:table-cell table:style-name="ce10" office:value-type="string">
            <text:p>factor</text:p>
          </table:table-cell>
          <table:table-cell table:style-name="ce10" office:value-type="string">
            <text:p>unit</text:p>
          </table:table-cell>
          <table:table-cell table:style-name="ce10" office:value-type="string">
            <text:p>valid</text:p>
          </table:table-cell>
          <table:table-cell table:style-name="ce10" office:value-type="string">
            <text:p>comment</text:p>
          </table:table-cell>
          <table:table-cell table:style-name="ce13" office:value-type="string">
            <text:p>sub</text:p>
          </table:table-cell>
          <table:table-cell table:style-name="ce13" office:value-type="string">
            <text:p>position</text:p>
          </table:table-cell>
          <table:table-cell table:style-name="ce13" office:value-type="string">
            <text:p>datatype</text:p>
          </table:table-cell>
          <table:table-cell table:style-name="ce13" office:value-type="string">
            <text:p>factor</text:p>
          </table:table-cell>
          <table:table-cell table:style-name="ce13" office:value-type="string">
            <text:p>unit</text:p>
          </table:table-cell>
          <table:table-cell table:style-name="ce13" office:value-type="string">
            <text:p>valid</text:p>
          </table:table-cell>
          <table:table-cell table:style-name="ce13" office:value-type="string">
            <text:p>comment</text:p>
          </table:table-cell>
          <table:table-cell table:number-columns-repeated="986"/>
        </table:table-row>
        <table:table-row table:style-name="ro2">
          <table:table-cell office:value-type="string">
            <text:p># CI-Parameter</text:p>
          </table:table-cell>
          <table:table-cell table:style-name="ce2" table:number-columns-repeated="8"/>
          <table:table-cell table:style-name="ce4"/>
          <table:table-cell table:style-name="ce7"/>
          <table:table-cell table:style-name="ce11" table:number-columns-repeated="27"/>
          <table:table-cell table:number-columns-repeated="98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hydraulic</text:p>
          </table:table-cell>
          <table:table-cell office:value-type="string">
            <text:p>Hydraulikschema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9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language</text:p>
          </table:table-cell>
          <table:table-cell office:value-type="string">
            <text:p>Sprachvariant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holiday_period</text:p>
          </table:table-cell>
          <table:table-cell office:value-type="string">
            <text:p>Ferienzeitraum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4300</text:p>
          </table:table-cell>
          <table:table-cell office:value-type="float" office:value="4">
            <text:p>4</text:p>
          </table:table-cell>
          <table:table-cell table:style-name="ce9" office:value-type="string">
            <text:p>start1</text:p>
          </table:table-cell>
          <table:table-cell office:value-type="string">
            <text:p>1,2,3</text:p>
          </table:table-cell>
          <table:table-cell office:value-type="string">
            <text:p>hda</text:p>
          </table:table-cell>
          <table:table-cell table:style-name="ce12" office:value-type="string">
            <text:p>-</text:p>
          </table:table-cell>
          <table:table-cell table:number-columns-repeated="2" office:value-type="string">
            <text:p>-</text:p>
          </table:table-cell>
          <table:table-cell office:value-type="string">
            <text:p>Start 1</text:p>
          </table:table-cell>
          <table:table-cell table:style-name="ce9" office:value-type="string">
            <text:p>start2</text:p>
          </table:table-cell>
          <table:table-cell office:value-type="string">
            <text:p>5,6,4</text:p>
          </table:table-cell>
          <table:table-cell office:value-type="string">
            <text:p>hda</text:p>
          </table:table-cell>
          <table:table-cell table:number-columns-repeated="3" office:value-type="string">
            <text:p>-</text:p>
          </table:table-cell>
          <table:table-cell office:value-type="string">
            <text:p>Start 2</text:p>
          </table:table-cell>
          <table:table-cell office:value-type="string">
            <text:p>end1</text:p>
          </table:table-cell>
          <table:table-cell office:value-type="string">
            <text:p>7,8,9</text:p>
          </table:table-cell>
          <table:table-cell office:value-type="string">
            <text:p>hda</text:p>
          </table:table-cell>
          <table:table-cell table:number-columns-repeated="3" office:value-type="string">
            <text:p>-</text:p>
          </table:table-cell>
          <table:table-cell office:value-type="string">
            <text:p>Ende 1</text:p>
          </table:table-cell>
          <table:table-cell office:value-type="string">
            <text:p>end2</text:p>
          </table:table-cell>
          <table:table-cell office:value-type="string">
            <text:p>11,12,10</text:p>
          </table:table-cell>
          <table:table-cell office:value-type="string">
            <text:p>hda</text:p>
          </table:table-cell>
          <table:table-cell table:number-columns-repeated="3" office:value-type="string">
            <text:p>-</text:p>
          </table:table-cell>
          <table:table-cell office:value-type="string">
            <text:p>Ende 2</text:p>
          </table:table-cell>
          <table:table-cell table:number-columns-repeated="98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holiday_cir2_temp</text:p>
          </table:table-cell>
          <table:table-cell office:value-type="string">
            <text:p>Heizkreis-Solltemperatur Feri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2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password</text:p>
          </table:table-cell>
          <table:table-cell office:value-type="string">
            <text:p>Passwort Konfiguratio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C00</text:p>
          </table:table-cell>
          <table:table-cell office:value-type="float" office:value="4">
            <text:p>4</text:p>
          </table:table-cell>
          <table:table-cell office:value-type="string">
            <text:p>pin1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Pin 1</text:p>
          </table:table-cell>
          <table:table-cell office:value-type="string">
            <text:p>pin2</text:p>
          </table:table-cell>
          <table:table-cell table:style-name="ce12" office:value-type="string">
            <text:p>2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Pin 2</text:p>
          </table:table-cell>
          <table:table-cell office:value-type="string">
            <text:p>pin3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Pin 3</text:p>
          </table:table-cell>
          <table:table-cell office:value-type="string">
            <text:p>pin4</text:p>
          </table:table-cell>
          <table:table-cell table:style-name="ce12" office:value-type="string">
            <text:p>4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Pin 4</text:p>
          </table:table-cell>
          <table:table-cell table:number-columns-repeated="98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cir2_set_temp</text:p>
          </table:table-cell>
          <table:table-cell office:value-type="string">
            <text:p>Heizkreis2-Soll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5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cir2_flow_temp</text:p>
          </table:table-cell>
          <table:table-cell office:value-type="string">
            <text:p>Heizkreis2-Vorlauf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2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hw_heat_time</text:p>
          </table:table-cell>
          <table:table-cell office:value-type="string">
            <text:p>Heizzeit max. bei WW-Anforder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4D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hw_wait_time</text:p>
          </table:table-cell>
          <table:table-cell office:value-type="string">
            <text:p>WW-Zeit max. bei Heizanforder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4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temp_camber</text:p>
          </table:table-cell>
          <table:table-cell office:value-type="string">
            <text:p>Temperaturüberhöh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F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pre_off_time</text:p>
          </table:table-cell>
          <table:table-cell office:value-type="string">
            <text:p>Vorabschaltzei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D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freeze_wait</text:p>
          </table:table-cell>
          <table:table-cell office:value-type="string">
            <text:p>Frostschutz-Verzöger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E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temp_error</text:p>
          </table:table-cell>
          <table:table-cell office:value-type="string">
            <text:p>Temperaturfehlererkenn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boiler</text:p>
          </table:table-cell>
          <table:table-cell office:value-type="string">
            <text:p>Pufferspeicher vorhand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5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transfer</text:p>
          </table:table-cell>
          <table:table-cell office:value-type="string">
            <text:p>Mitternacht Übertragswert Energieertra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mode</text:p>
          </table:table-cell>
          <table:table-cell office:value-type="string">
            <text:p>aktueller Betriebsstatus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97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CI-Parameter – HK Namen</text:p>
          </table:table-cell>
          <table:table-cell table:number-columns-repeated="3"/>
          <table:table-cell table:style-name="ce3" table:number-columns-repeated="2"/>
          <table:table-cell/>
          <table:table-cell table:style-name="ce3"/>
          <table:table-cell table:number-columns-repeated="3"/>
          <table:table-cell table:style-name="ce12"/>
          <table:table-cell/>
          <table:table-cell table:style-name="ce12"/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hk16_name</text:p>
          </table:table-cell>
          <table:table-cell office:value-type="string">
            <text:p>Name vom HK16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417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-</text:p>
          </table:table-cell>
          <table:table-cell office:value-type="string">
            <text:p>asc</text:p>
          </table:table-cell>
          <table:table-cell table:style-name="ce12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CI-Parameter - Energie Ertrag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an_act</text:p>
          </table:table-cell>
          <table:table-cell office:value-type="string">
            <text:p>Energie Janua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an_last</text:p>
          </table:table-cell>
          <table:table-cell office:value-type="string">
            <text:p>Energie Januar Vorjah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feb_act</text:p>
          </table:table-cell>
          <table:table-cell office:value-type="string">
            <text:p>Energie Februa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0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feb_last</text:p>
          </table:table-cell>
          <table:table-cell office:value-type="string">
            <text:p>Energie Februar Vorjah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0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mar_act</text:p>
          </table:table-cell>
          <table:table-cell office:value-type="string">
            <text:p>Energie März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1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mar_last</text:p>
          </table:table-cell>
          <table:table-cell office:value-type="string">
            <text:p>Energie März Vorjah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1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apr_act</text:p>
          </table:table-cell>
          <table:table-cell office:value-type="string">
            <text:p>Energie April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1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apr_last</text:p>
          </table:table-cell>
          <table:table-cell office:value-type="string">
            <text:p>Energie April Vorjah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1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may_act</text:p>
          </table:table-cell>
          <table:table-cell office:value-type="string">
            <text:p>Energie Mai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2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may_last</text:p>
          </table:table-cell>
          <table:table-cell office:value-type="string">
            <text:p>Energie Mai Vorjah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2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un_act</text:p>
          </table:table-cell>
          <table:table-cell office:value-type="string">
            <text:p>Energie Juni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2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un_last</text:p>
          </table:table-cell>
          <table:table-cell office:value-type="string">
            <text:p>Energie Juni Vorjah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2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ul_act</text:p>
          </table:table-cell>
          <table:table-cell office:value-type="string">
            <text:p>Energie Juli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3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ul_last</text:p>
          </table:table-cell>
          <table:table-cell office:value-type="string">
            <text:p>Energie Juli Vorjah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3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aug_act</text:p>
          </table:table-cell>
          <table:table-cell office:value-type="string">
            <text:p>Energie Augus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3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aug_last</text:p>
          </table:table-cell>
          <table:table-cell office:value-type="string">
            <text:p>Energie August Vorjah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3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sep_act</text:p>
          </table:table-cell>
          <table:table-cell office:value-type="string">
            <text:p>Energie Septembe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4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sep_last</text:p>
          </table:table-cell>
          <table:table-cell office:value-type="string">
            <text:p>Energie September Vorjah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4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oct_act</text:p>
          </table:table-cell>
          <table:table-cell office:value-type="string">
            <text:p>Energie Oktobe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4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oct_last</text:p>
          </table:table-cell>
          <table:table-cell office:value-type="string">
            <text:p>Energie Oktober Vorjah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4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nov_act</text:p>
          </table:table-cell>
          <table:table-cell office:value-type="string">
            <text:p>Energie Novembe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5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nov_last</text:p>
          </table:table-cell>
          <table:table-cell office:value-type="string">
            <text:p>Energie November Vorjah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5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dec_act</text:p>
          </table:table-cell>
          <table:table-cell office:value-type="string">
            <text:p>Energie Dezembe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5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dec_last</text:p>
          </table:table-cell>
          <table:table-cell office:value-type="string">
            <text:p>Energie Dezember Vorjah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5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AMU Waermepumpe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date</text:p>
          </table:table-cell>
          <table:table-cell office:value-type="string">
            <text:p>Datum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9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1,2,3</text:p>
          </table:table-cell>
          <table:table-cell office:value-type="string">
            <text:p>hda</text:p>
          </table:table-cell>
          <table:table-cell table:number-columns-repeated="4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weekday</text:p>
          </table:table-cell>
          <table:table-cell office:value-type="string">
            <text:p>Wochenta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A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Mo=0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time</text:p>
          </table:table-cell>
          <table:table-cell office:value-type="string">
            <text:p>Zei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8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3,2,1</text:p>
          </table:table-cell>
          <table:table-cell office:value-type="string">
            <text:p>hti</text:p>
          </table:table-cell>
          <table:table-cell table:number-columns-repeated="4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wp_stat</text:p>
          </table:table-cell>
          <table:table-cell office:value-type="string">
            <text:p>Waermepumpenstatus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D0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lock_time</text:p>
          </table:table-cell>
          <table:table-cell office:value-type="string">
            <text:p>Kompressorsperrzei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5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?</text:p>
          </table:table-cell>
          <table:table-cell office:value-type="string">
            <text:p>hex</text:p>
          </table:table-cell>
          <table:table-cell office:value-type="string">
            <text:p>-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oiler_avail</text:p>
          </table:table-cell>
          <table:table-cell office:value-type="string">
            <text:p>Zusatzheizung vorhand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92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bivalent</text:p>
          </table:table-cell>
          <table:table-cell office:value-type="string">
            <text:p>Zusatzheizung - Bivalenzpunk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65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hysterese</text:p>
          </table:table-cell>
          <table:table-cell office:value-type="string">
            <text:p>Zusatzheizung – Hysteres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7E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hys_delay</text:p>
          </table:table-cell>
          <table:table-cell office:value-type="string">
            <text:p>Zusatzheizung – Verzögerung Hysterese 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E0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EI</text:p>
          </table:table-cell>
          <table:table-cell office:value-type="string">
            <text:p>Zusatzheizung – EnergieIntegral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7F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°min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heating</text:p>
          </table:table-cell>
          <table:table-cell office:value-type="string">
            <text:p>Zusatzheizung – Heiz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6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water</text:p>
          </table:table-cell>
          <table:table-cell office:value-type="string">
            <text:p>Zusatzheizung – WarmWasse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64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8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hysteres</text:p>
          </table:table-cell>
          <table:table-cell office:value-type="string">
            <text:p>Kompressor – Hysteres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7D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energy_int</text:p>
          </table:table-cell>
          <table:table-cell office:value-type="string">
            <text:p>Kompressor <text:s/>- EnergieIntegral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7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°min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start_hour</text:p>
          </table:table-cell>
          <table:table-cell office:value-type="string">
            <text:p>Kompressor – Starts pro Stund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74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max_in</text:p>
          </table:table-cell>
          <table:table-cell office:value-type="string">
            <text:p>Kompressor <text:s/>- max. Rücklauf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7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5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rine_spreiz</text:p>
          </table:table-cell>
          <table:table-cell office:value-type="string">
            <text:p>Quelle – zul. Spreiz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6E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rine_frost</text:p>
          </table:table-cell>
          <table:table-cell office:value-type="string">
            <text:p>Quelle – Einfrierschutz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7A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rine_pump_pre_time</text:p>
          </table:table-cell>
          <table:table-cell office:value-type="string">
            <text:p>Quelle – Vorlaufzeit Quellenpump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7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?</text:p>
          </table:table-cell>
          <table:table-cell office:value-type="string">
            <text:p>hex</text:p>
          </table:table-cell>
          <table:table-cell office:value-type="string">
            <text:p>-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3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offset_pump_min</text:p>
          </table:table-cell>
          <table:table-cell office:value-type="string">
            <text:p>Ausschaltzeit bcderne Heizkreispumpe (Minuten)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99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preset_pump_sek</text:p>
          </table:table-cell>
          <table:table-cell office:value-type="string">
            <text:p>Interne Heizkreispumpe Vorlaufzeit (Sekunden)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8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ss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5"/></text:p>
          </table:table-cell>
          <table:table-cell table:number-columns-repeated="14"/>
          <table:table-cell table:style-name="ce1" table:number-columns-repeated="2"/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h_heating</text:p>
          </table:table-cell>
          <table:table-cell office:value-type="string">
            <text:p>Kompressorlaufzeit Heiz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9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h_water</text:p>
          </table:table-cell>
          <table:table-cell office:value-type="string">
            <text:p>Kompressorlaufzeit WW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9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h_sum</text:p>
          </table:table-cell>
          <table:table-cell office:value-type="string">
            <text:p>Kompressorlaufzeit gesam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9A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starts</text:p>
          </table:table-cell>
          <table:table-cell office:value-type="string">
            <text:p>Kompressorstarts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A9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oiler_h_sum</text:p>
          </table:table-cell>
          <table:table-cell office:value-type="string">
            <text:p>Zusatzheizung gesam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A1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oiler_h_heating</text:p>
          </table:table-cell>
          <table:table-cell office:value-type="string">
            <text:p>Zusatzheizung Heiz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A2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oiler_h_water</text:p>
          </table:table-cell>
          <table:table-cell office:value-type="string">
            <text:p>Zusatzheizung WW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A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oiler_starts</text:p>
          </table:table-cell>
          <table:table-cell office:value-type="string">
            <text:p>Zusatzheizung Starts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B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7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oling_preset</text:p>
          </table:table-cell>
          <table:table-cell office:value-type="string">
            <text:p>Kühlungsvorlaufsollwer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74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rine_pump_cooling_h</text:p>
          </table:table-cell>
          <table:table-cell office:value-type="string">
            <text:p>Solepumpenlaufzeit Kühlbetrieb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7D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service_time</text:p>
          </table:table-cell>
          <table:table-cell office:value-type="string">
            <text:p>Servicezei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6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venting</text:p>
          </table:table-cell>
          <table:table-cell office:value-type="string">
            <text:p>Entlüft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1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5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de_1</text:p>
          </table:table-cell>
          <table:table-cell office:value-type="string">
            <text:p>Code 1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97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?</text:p>
          </table:table-cell>
          <table:table-cell office:value-type="string">
            <text:p>hex</text:p>
          </table:table-cell>
          <table:table-cell table:number-columns-repeated="4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de_2</text:p>
          </table:table-cell>
          <table:table-cell office:value-type="string">
            <text:p>Code 2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98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?</text:p>
          </table:table-cell>
          <table:table-cell office:value-type="string">
            <text:p>hex</text:p>
          </table:table-cell>
          <table:table-cell table:number-columns-repeated="4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save_codes</text:p>
          </table:table-cell>
          <table:table-cell office:value-type="string">
            <text:p>Codes übernehm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4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5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high_eff_pump_stat</text:p>
          </table:table-cell>
          <table:table-cell office:value-type="string">
            <text:p>Hocheffizenzpumpenstatus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B8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high_eff_pump_perc</text:p>
          </table:table-cell>
          <table:table-cell office:value-type="string">
            <text:p>Hocheffizienzpumpengeschw. %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AC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high_eff_pump_perc_heating</text:p>
          </table:table-cell>
          <table:table-cell office:value-type="string">
            <text:p>Pumpensollwert in% beim Heiz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AE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5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ivalentmode</text:p>
          </table:table-cell>
          <table:table-cell office:value-type="string">
            <text:p>Bivalenzmodus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E3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Messwerte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yield_sum</text:p>
          </table:table-cell>
          <table:table-cell office:value-type="string">
            <text:p>Energieertra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B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in</text:p>
          </table:table-cell>
          <table:table-cell office:value-type="string">
            <text:p>Quellen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F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out</text:p>
          </table:table-cell>
          <table:table-cell office:value-type="string">
            <text:p>Austritts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8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press</text:p>
          </table:table-cell>
          <table:table-cell office:value-type="string">
            <text:p>Druck Wärmequell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1600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0.256</text:p>
          </table:table-cell>
          <table:table-cell office:value-type="string">
            <text:p>bar</text:p>
          </table:table-cell>
          <table:table-cell office:value-type="string">
            <text:p>-</text:p>
          </table:table-cell>
          <table:table-cell office:value-type="string">
            <text:p>Druck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press_stat</text:p>
          </table:table-cell>
          <table:table-cell office:value-type="string">
            <text:p>Status Quellenpumpe I/O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19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2" office:value-type="string">
            <text:p>-</text:p>
          </table:table-cell>
          <table:table-cell table:number-columns-repeated="1008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press_switch</text:p>
          </table:table-cell>
          <table:table-cell office:value-type="string">
            <text:p>Soledruckschalte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2" office:value-type="string">
            <text:p>-</text:p>
          </table:table-cell>
          <table:table-cell table:number-columns-repeated="1008"/>
        </table:table-row>
        <table:table-row table:style-name="ro2">
          <table:table-cell office:value-type="string">
            <text:p># 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high_press</text:p>
          </table:table-cell>
          <table:table-cell office:value-type="string">
            <text:p>Hochdruck Kältekreis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1400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0.256</text:p>
          </table:table-cell>
          <table:table-cell office:value-type="string">
            <text:p>bar</text:p>
          </table:table-cell>
          <table:table-cell office:value-type="string">
            <text:p>-</text:p>
          </table:table-cell>
          <table:table-cell office:value-type="string">
            <text:p>Druck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low_press</text:p>
          </table:table-cell>
          <table:table-cell office:value-type="string">
            <text:p>Niederdruck Kältekreis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1500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0.256</text:p>
          </table:table-cell>
          <table:table-cell office:value-type="string">
            <text:p>bar</text:p>
          </table:table-cell>
          <table:table-cell office:value-type="string">
            <text:p>-</text:p>
          </table:table-cell>
          <table:table-cell office:value-type="string">
            <text:p>Druck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overheat_temp</text:p>
          </table:table-cell>
          <table:table-cell office:value-type="string">
            <text:p>Überhitz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D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undercool_temp</text:p>
          </table:table-cell>
          <table:table-cell office:value-type="string">
            <text:p>Unterkühl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E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EI_current</text:p>
          </table:table-cell>
          <table:table-cell office:value-type="string">
            <text:p>Energiebcdegral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0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256.000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omp_in_temp</text:p>
          </table:table-cell>
          <table:table-cell office:value-type="string">
            <text:p>Kompressortemperatur Ebcdrit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2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omp_out_temp</text:p>
          </table:table-cell>
          <table:table-cell office:value-type="string">
            <text:p>Kompressortemperatur Austrit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4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tev_in_temp</text:p>
          </table:table-cell>
          <table:table-cell office:value-type="string">
            <text:p>TEV-Ebcdrit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D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prestostate</text:p>
          </table:table-cell>
          <table:table-cell office:value-type="string">
            <text:p>Prestostat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5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omp_io</text:p>
          </table:table-cell>
          <table:table-cell office:value-type="string">
            <text:p>Status kompresseor I/O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1D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oiler_io</text:p>
          </table:table-cell>
          <table:table-cell office:value-type="string">
            <text:p>Status Zusatzheizung I/O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5F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T6_temp</text:p>
          </table:table-cell>
          <table:table-cell office:value-type="string">
            <text:p>Vorlauftemperatur T6 (bcdern)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9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T5_temp</text:p>
          </table:table-cell>
          <table:table-cell office:value-type="string">
            <text:p>Rücklauftemperatur T5 (bcdern)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A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heat_press</text:p>
          </table:table-cell>
          <table:table-cell office:value-type="string">
            <text:p>Heizanlagendruck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1200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0.256</text:p>
          </table:table-cell>
          <table:table-cell office:value-type="string">
            <text:p>bar</text:p>
          </table:table-cell>
          <table:table-cell office:value-type="string">
            <text:p>-</text:p>
          </table:table-cell>
          <table:table-cell office:value-type="string">
            <text:p>Druck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heat_pump_io</text:p>
          </table:table-cell>
          <table:table-cell office:value-type="string">
            <text:p>Status Heizkreispumpe I/O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17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VF1_temp</text:p>
          </table:table-cell>
          <table:table-cell office:value-type="string">
            <text:p>Vorlauftemperatur VF1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1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RF1_temp</text:p>
          </table:table-cell>
          <table:table-cell office:value-type="string">
            <text:p>Rücklauftemperatur RF1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7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VF2_temp</text:p>
          </table:table-cell>
          <table:table-cell office:value-type="string">
            <text:p>Vorlauftemperatur VF2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3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mixer_stat</text:p>
          </table:table-cell>
          <table:table-cell office:value-type="string">
            <text:p>Mischerstatus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E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pump_stat</text:p>
          </table:table-cell>
          <table:table-cell office:value-type="string">
            <text:p>Pumpenstatus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18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6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oiler_temp</text:p>
          </table:table-cell>
          <table:table-cell office:value-type="string">
            <text:p>Speicher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0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irc_pump_io</text:p>
          </table:table-cell>
          <table:table-cell office:value-type="string">
            <text:p>Status Zirkulationspumpe I/O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valve</text:p>
          </table:table-cell>
          <table:table-cell office:value-type="string">
            <text:p>Umschaltventil Heizen/WW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10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irc_once</text:p>
          </table:table-cell>
          <table:table-cell office:value-type="string">
            <text:p>Status 1x ZP-Einga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4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power_bcderrupt</text:p>
          </table:table-cell>
          <table:table-cell office:value-type="string">
            <text:p>Stromunterbrechung 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11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phase_stat</text:p>
          </table:table-cell>
          <table:table-cell office:value-type="string">
            <text:p>Phasen Status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8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phase_rot_stat</text:p>
          </table:table-cell>
          <table:table-cell office:value-type="string">
            <text:p>Drehfeldstatus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57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urr_limiter</text:p>
          </table:table-cell>
          <table:table-cell office:value-type="string">
            <text:p>Anlaufstrombegrenze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F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5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at_temp</text:p>
          </table:table-cell>
          <table:table-cell office:value-type="string">
            <text:p>Aussentemper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06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table:style-name="ce12" office:value-type="string">
            <text:p>3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-</text:p>
          </table:table-cell>
          <table:table-cell/>
          <table:table-cell office:value-type="string">
            <text:p>Status</text:p>
          </table:table-cell>
          <table:table-cell table:number-columns-repeated="1000"/>
        </table:table-row>
        <table:table-row table:style-name="ro2">
          <table:table-cell office:value-type="string">
            <text:p># Kalibrierung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outdoor</text:p>
          </table:table-cell>
          <table:table-cell office:value-type="string">
            <text:p>Kalibrierung – Aussen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brine_in</text:p>
          </table:table-cell>
          <table:table-cell office:value-type="string">
            <text:p>Kalibrierung - Quelle Ebcdrit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D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brine_out</text:p>
          </table:table-cell>
          <table:table-cell office:value-type="string">
            <text:p>Kalibrierung - Quelle Austrit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9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boiler</text:p>
          </table:table-cell>
          <table:table-cell office:value-type="string">
            <text:p>Kalibrierung – WW-Speiche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4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heat_flow</text:p>
          </table:table-cell>
          <table:table-cell office:value-type="string">
            <text:p>Kalibrierung – Vorlauf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A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heat_return</text:p>
          </table:table-cell>
          <table:table-cell office:value-type="string">
            <text:p>Kalibrierung – Rücklauf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VF2</text:p>
          </table:table-cell>
          <table:table-cell office:value-type="string">
            <text:p>Kalibrierung - Vorlauf VF2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5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comp_in</text:p>
          </table:table-cell>
          <table:table-cell office:value-type="string">
            <text:p>Kalibrierung - Kompressor Ebcdrit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comp_out</text:p>
          </table:table-cell>
          <table:table-cell office:value-type="string">
            <text:p>Kalibrierung - Kompressor Austrit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7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buffer_in</text:p>
          </table:table-cell>
          <table:table-cell office:value-type="string">
            <text:p>Kalibrierung – Puffer RL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4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buffer_out</text:p>
          </table:table-cell>
          <table:table-cell office:value-type="string">
            <text:p>Kalibrierung – Puffer VL</text:p>
          </table:table-cell>
          <table:table-cell table:style-name="ce3" office:value-type="string">
            <text:p>3</text:p>
          </table:table-cell>
          <table:table-cell table:style-name="ce3" office:value-type="string">
            <text:p>08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3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WW-Kreis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mode</text:p>
          </table:table-cell>
          <table:table-cell office:value-type="string">
            <text:p>WW – Betriebsmodus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temp</text:p>
          </table:table-cell>
          <table:table-cell office:value-type="string">
            <text:p>WW – Soll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2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min_temp</text:p>
          </table:table-cell>
          <table:table-cell office:value-type="string">
            <text:p>WW – Min. 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legionella_protect</text:p>
          </table:table-cell>
          <table:table-cell office:value-type="string">
            <text:p>WW – Legionellenschutz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40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legionella_wday</text:p>
          </table:table-cell>
          <table:table-cell office:value-type="string">
            <text:p>WW – Legionellenschutz Wochenta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7C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Mo=0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legionelle_starttime</text:p>
          </table:table-cell>
          <table:table-cell office:value-type="string">
            <text:p>WW – Legionellenschutz Startzei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67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b</text:p>
          </table:table-cell>
          <table:table-cell table:style-name="ce12" office:value-type="string">
            <text:p>1.000</text:p>
          </table:table-cell>
          <table:table-cell office:value-type="string">
            <text:p>hh24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tank_layered</text:p>
          </table:table-cell>
          <table:table-cell office:value-type="string">
            <text:p>WW – Pumpe layered tank (Schichtenspeicher) 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1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tank_coyled</text:p>
          </table:table-cell>
          <table:table-cell office:value-type="string">
            <text:p>WW – Pumpe coiled tank (Spirale) 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2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tank_mode</text:p>
          </table:table-cell>
          <table:table-cell office:value-type="string">
            <text:p>WW – Speicher = coiled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5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D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Heizkreis 2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mode</text:p>
          </table:table-cell>
          <table:table-cell office:value-type="string">
            <text:p>Heizkreis - Betriebsar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type</text:p>
          </table:table-cell>
          <table:table-cell office:value-type="string">
            <text:p>Heizkreis - Kreis Typ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rt_day</text:p>
          </table:table-cell>
          <table:table-cell office:value-type="string">
            <text:p>Heizkreis – Raumsoll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2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0.5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rt_night</text:p>
          </table:table-cell>
          <table:table-cell office:value-type="string">
            <text:p>Heizkreis – Absenk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0.5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curve</text:p>
          </table:table-cell>
          <table:table-cell office:value-type="string">
            <text:p>Heizkreis – Heizkurv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5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0.01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at_off</text:p>
          </table:table-cell>
          <table:table-cell office:value-type="string">
            <text:p>Heizkreis – Aussentemperatur Abschaltgrenz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vl_min</text:p>
          </table:table-cell>
          <table:table-cell office:value-type="string">
            <text:p>Heizkreis - minimale Vorlauf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0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vl_max</text:p>
          </table:table-cell>
          <table:table-cell office:value-type="string">
            <text:p>Heizkreis - maximale Vorlauf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1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pre_hours</text:p>
          </table:table-cell>
          <table:table-cell office:value-type="string">
            <text:p>Heizkreis - max. Voraufheizung in Stund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8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estrich</text:p>
          </table:table-cell>
          <table:table-cell office:value-type="string">
            <text:p>Heizkreis Estrichtrocknung Ta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dd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floor_protect</text:p>
          </table:table-cell>
          <table:table-cell office:value-type="string">
            <text:p>Fußbodenschutz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7B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6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cooling</text:p>
          </table:table-cell>
          <table:table-cell office:value-type="string">
            <text:p>Kühlbetrieb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C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cooling_support</text:p>
          </table:table-cell>
          <table:table-cell office:value-type="string">
            <text:p>Kühlbetrieb supported/ für freigegeb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6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outdoor_24h_average</text:p>
          </table:table-cell>
          <table:table-cell office:value-type="string">
            <text:p>Außentemperatur mittel 24h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8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cooling_offset_outdoor</text:p>
          </table:table-cell>
          <table:table-cell office:value-type="string">
            <text:p>Kühlung Offset AT-Abschaltgrenz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7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locktime_cool&gt;heat</text:p>
          </table:table-cell>
          <table:table-cell office:value-type="string">
            <text:p>Sperrzeit Kuehlung &gt; Heiz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locktime_heat&gt;cool</text:p>
          </table:table-cell>
          <table:table-cell office:value-type="string">
            <text:p>Sperrzeit Heizung &gt; Kühl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min_diff</text:p>
          </table:table-cell>
          <table:table-cell office:value-type="string">
            <text:p>min Diff VL / R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B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oliday_cooling</text:p>
          </table:table-cell>
          <table:table-cell office:value-type="string">
            <text:p>Kühlen im Ferienbetrieb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95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statbit_cooling</text:p>
          </table:table-cell>
          <table:table-cell office:value-type="string">
            <text:p>Statusbit Kühlfunktio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97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?</text:p>
          </table:table-cell>
          <table:table-cell office:value-type="string">
            <text:p>hex</text:p>
          </table:table-cell>
          <table:table-cell table:number-columns-repeated="4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cooling_request</text:p>
          </table:table-cell>
          <table:table-cell office:value-type="string">
            <text:p>HK spezifische Kühlanforderung?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3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8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eat_pump_stat</text:p>
          </table:table-cell>
          <table:table-cell office:value-type="string">
            <text:p>Status Heizkreispump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B9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eat_pump_curr</text:p>
          </table:table-cell>
          <table:table-cell office:value-type="string">
            <text:p>akt. PWM-Wert Heizkreizpump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BA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eat_pump_load</text:p>
          </table:table-cell>
          <table:table-cell office:value-type="string">
            <text:p>Heizkreispumpe bei Pufferlad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BF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eat_pump_heat</text:p>
          </table:table-cell>
          <table:table-cell office:value-type="string">
            <text:p>Heizkreispumpe Standardwer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0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eat_pump_pause</text:p>
          </table:table-cell>
          <table:table-cell office:value-type="string">
            <text:p>Heizkreispumpe in Paus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0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E1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Heizkreis 4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mode</text:p>
          </table:table-cell>
          <table:table-cell office:value-type="string">
            <text:p>Heizkreis - Betriebsar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type</text:p>
          </table:table-cell>
          <table:table-cell office:value-type="string">
            <text:p>Heizkreis - Kreis Typ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rt_day</text:p>
          </table:table-cell>
          <table:table-cell office:value-type="string">
            <text:p>Heizkreis – Raumsoll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2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0.5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rt_night</text:p>
          </table:table-cell>
          <table:table-cell office:value-type="string">
            <text:p>Heizkreis – Absenk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0.5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curve</text:p>
          </table:table-cell>
          <table:table-cell office:value-type="string">
            <text:p>Heizkreis – Heizkurv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5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0.01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at_off</text:p>
          </table:table-cell>
          <table:table-cell office:value-type="string">
            <text:p>Heizkreis – Aussentemperatur Abschaltgrenz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vl_min</text:p>
          </table:table-cell>
          <table:table-cell office:value-type="string">
            <text:p>Heizkreis - minimale Vorlauf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0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vl_max</text:p>
          </table:table-cell>
          <table:table-cell office:value-type="string">
            <text:p>Heizkreis - maximale Vorlauf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1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pre_hours</text:p>
          </table:table-cell>
          <table:table-cell office:value-type="string">
            <text:p>Heizkreis - max. Voraufheizung in Stund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8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estrich</text:p>
          </table:table-cell>
          <table:table-cell office:value-type="string">
            <text:p>Heizkreis Estrichtrocknung Ta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dd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floor_protect</text:p>
          </table:table-cell>
          <table:table-cell office:value-type="string">
            <text:p>Fußbodenschutz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7B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7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cooling</text:p>
          </table:table-cell>
          <table:table-cell office:value-type="string">
            <text:p>Kühlbetrieb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C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cooling_support</text:p>
          </table:table-cell>
          <table:table-cell office:value-type="string">
            <text:p>Kühlbetrieb supported/ für freigegeb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6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outdoor_24h_average</text:p>
          </table:table-cell>
          <table:table-cell office:value-type="string">
            <text:p>Außentemperatur mittel 24h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8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cooling_offset_outdoor</text:p>
          </table:table-cell>
          <table:table-cell office:value-type="string">
            <text:p>Kühlung Offset AT-Abschaltgrenz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7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locktime_cool&gt;heat</text:p>
          </table:table-cell>
          <table:table-cell office:value-type="string">
            <text:p>Sperrzeit Kuehlung &gt; Heiz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locktime_heat&gt;cool</text:p>
          </table:table-cell>
          <table:table-cell office:value-type="string">
            <text:p>Sperrzeit Heizung &gt; Kühl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min_diff</text:p>
          </table:table-cell>
          <table:table-cell office:value-type="string">
            <text:p>min Diff VL / R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B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oliday_cooling</text:p>
          </table:table-cell>
          <table:table-cell office:value-type="string">
            <text:p>Kühlen im Ferienbetrieb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95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statbit_cooling</text:p>
          </table:table-cell>
          <table:table-cell office:value-type="string">
            <text:p>Statusbit Kühlfunktio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97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?</text:p>
          </table:table-cell>
          <table:table-cell office:value-type="string">
            <text:p>hex</text:p>
          </table:table-cell>
          <table:table-cell table:number-columns-repeated="4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cooling_request</text:p>
          </table:table-cell>
          <table:table-cell office:value-type="string">
            <text:p>HK spezifische Kühlanforderung?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3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9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eat_pump_stat</text:p>
          </table:table-cell>
          <table:table-cell office:value-type="string">
            <text:p>Status Heizkreispump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B9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eat_pump_curr</text:p>
          </table:table-cell>
          <table:table-cell office:value-type="string">
            <text:p>akt. PWM-Wert Heizkreizpump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BA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eat_pump_load</text:p>
          </table:table-cell>
          <table:table-cell office:value-type="string">
            <text:p>Heizkreispumpe bei Pufferlad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BF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eat_pump_heat</text:p>
          </table:table-cell>
          <table:table-cell office:value-type="string">
            <text:p>Heizkreispumpe Standardwer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0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eat_pump_pause</text:p>
          </table:table-cell>
          <table:table-cell office:value-type="string">
            <text:p>Heizkreispumpe in Paus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2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E1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Heizkreis 5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mode</text:p>
          </table:table-cell>
          <table:table-cell office:value-type="string">
            <text:p>Heizkreis - Betriebsar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2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type</text:p>
          </table:table-cell>
          <table:table-cell office:value-type="string">
            <text:p>Heizkreis - Kreis Typ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rt_day</text:p>
          </table:table-cell>
          <table:table-cell office:value-type="string">
            <text:p>Heizkreis – Raumsoll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2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0.5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rt_night</text:p>
          </table:table-cell>
          <table:table-cell office:value-type="string">
            <text:p>Heizkreis – Absenk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0.5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curve</text:p>
          </table:table-cell>
          <table:table-cell office:value-type="string">
            <text:p>Heizkreis – Heizkurv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5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0.01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at_off</text:p>
          </table:table-cell>
          <table:table-cell office:value-type="string">
            <text:p>Heizkreis – Aussentemperatur Abschaltgrenz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vl_min</text:p>
          </table:table-cell>
          <table:table-cell office:value-type="string">
            <text:p>Heizkreis - minimale Vorlauf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0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vl_max</text:p>
          </table:table-cell>
          <table:table-cell office:value-type="string">
            <text:p>Heizkreis - maximale Vorlauftemperatur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1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pre_hours</text:p>
          </table:table-cell>
          <table:table-cell office:value-type="string">
            <text:p>Heizkreis - max. Voraufheizung in Stund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8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estrich</text:p>
          </table:table-cell>
          <table:table-cell office:value-type="string">
            <text:p>Heizkreis Estrichtrocknung Ta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3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office:value-type="string">
            <text:p>dd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floor_protect</text:p>
          </table:table-cell>
          <table:table-cell office:value-type="string">
            <text:p>Fußbodenschutz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7B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cooling</text:p>
          </table:table-cell>
          <table:table-cell office:value-type="string">
            <text:p>Kühlbetrieb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C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cooling_support</text:p>
          </table:table-cell>
          <table:table-cell office:value-type="string">
            <text:p>Kühlbetrieb supported/ für freigegeb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6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outdoor_24h_average</text:p>
          </table:table-cell>
          <table:table-cell office:value-type="string">
            <text:p>Außentemperatur mittel 24h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8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,2</text:p>
          </table:table-cell>
          <table:table-cell office:value-type="string">
            <text:p>d2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cooling_offset_outdoor</text:p>
          </table:table-cell>
          <table:table-cell office:value-type="string">
            <text:p>Kühlung Offset AT-Abschaltgrenz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7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locktime_cool&gt;heat</text:p>
          </table:table-cell>
          <table:table-cell office:value-type="string">
            <text:p>Sperrzeit Kuehlung &gt; Heiz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4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locktime_heat&gt;cool</text:p>
          </table:table-cell>
          <table:table-cell office:value-type="string">
            <text:p>Sperrzeit Heizung &gt; Kühl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5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min_diff</text:p>
          </table:table-cell>
          <table:table-cell office:value-type="string">
            <text:p>min Diff VL / R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B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c</text:p>
          </table:table-cell>
          <table:table-cell table:style-name="ce1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oliday_cooling</text:p>
          </table:table-cell>
          <table:table-cell office:value-type="string">
            <text:p>Kühlen im Ferienbetrieb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95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statbit_cooling</text:p>
          </table:table-cell>
          <table:table-cell office:value-type="string">
            <text:p>Statusbit Kühlfunktio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97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?</text:p>
          </table:table-cell>
          <table:table-cell office:value-type="string">
            <text:p>hex</text:p>
          </table:table-cell>
          <table:table-cell table:number-columns-repeated="4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cooling_request</text:p>
          </table:table-cell>
          <table:table-cell office:value-type="string">
            <text:p>HK spezifische Kühlanforderung?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83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text:s text:c="4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eat_pump_stat</text:p>
          </table:table-cell>
          <table:table-cell office:value-type="string">
            <text:p>Status Heizkreispump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B9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bcd</text:p>
          </table:table-cell>
          <table:table-cell table:style-name="ce1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eat_pump_curr</text:p>
          </table:table-cell>
          <table:table-cell office:value-type="string">
            <text:p>akt. PWM-Wert Heizkreizpumpe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BA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eat_pump_load</text:p>
          </table:table-cell>
          <table:table-cell office:value-type="string">
            <text:p>Heizkreispumpe bei Pufferladung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BF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eat_pump_heat</text:p>
          </table:table-cell>
          <table:table-cell office:value-type="string">
            <text:p>Heizkreispumpe Standardwert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C0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eat_pump_pause</text:p>
          </table:table-cell>
          <table:table-cell office:value-type="string">
            <text:p>Heizkreispumpe in Pausen</text:p>
          </table:table-cell>
          <table:table-cell table:style-name="ce3" office:value-type="string">
            <text:p>3</text:p>
          </table:table-cell>
          <table:table-cell table:style-name="ce3" office:value-type="string">
            <text:p>53</text:p>
          </table:table-cell>
          <table:table-cell office:value-type="string">
            <text:p>B509</text:p>
          </table:table-cell>
          <table:table-cell table:style-name="ce3" office:value-type="string">
            <text:p>3</text:p>
          </table:table-cell>
          <table:table-cell office:value-type="string">
            <text:p>0DE1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12" office:value-type="string">
            <text:p>1</text:p>
          </table:table-cell>
          <table:table-cell office:value-type="string">
            <text:p>d1b</text:p>
          </table:table-cell>
          <table:table-cell table:style-name="ce1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 table:number-rows-repeated="10483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AL24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7">00.00.0000</text:date>, <text:time style:data-style-name="N2" text:time-value="0000-00-00T13:11:2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3</meta:generator>
    <dc:date>2013-02-17T13:13:21</dc:date>
    <meta:editing-duration>PT4H40M29S</meta:editing-duration>
    <meta:editing-cycles>64</meta:editing-cycles>
    <meta:document-statistic meta:table-count="1" meta:cell-count="3841" meta:object-count="0"/>
  </office:meta>
</office:document-meta>
</file>